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convert( String [ ]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.trans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cloneArray( Text [ ]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Text( String text , boolean trans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.ge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Text( String text , String [ ]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.Text( String text , Text [ ]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